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200000002053D9A061B540FB54.png" manifest:media-type="image/png"/>
  <manifest:file-entry manifest:full-path="Pictures/100002010000002000000020082E2D999C59572A.png" manifest:media-type="image/png"/>
  <manifest:file-entry manifest:full-path="Pictures/1000020100000020000000201E41D73825C1B141.png" manifest:media-type="image/png"/>
  <manifest:file-entry manifest:full-path="Pictures/10000201000000200000002067F455FC1F47BBAA.png" manifest:media-type="image/png"/>
  <manifest:file-entry manifest:full-path="Pictures/1000020100000020000000206C78F235567C0EAA.png" manifest:media-type="image/png"/>
  <manifest:file-entry manifest:full-path="Pictures/100002010000002000000020D50203567E3A0CA6.png" manifest:media-type="image/png"/>
  <manifest:file-entry manifest:full-path="Pictures/100002010000002000000020AC7E7970C354A54F.png" manifest:media-type="image/png"/>
  <manifest:file-entry manifest:full-path="Pictures/100002010000002000000020E1FB04044A8F976F.png" manifest:media-type="image/png"/>
  <manifest:file-entry manifest:full-path="Pictures/10000201000000200000002071199C9C97D586F5.png" manifest:media-type="image/png"/>
  <manifest:file-entry manifest:full-path="Pictures/100002010000002000000020F6F777459C46FAC6.png" manifest:media-type="image/png"/>
  <manifest:file-entry manifest:full-path="Pictures/100002010000002000000020D1802B44241FE83D.png" manifest:media-type="image/png"/>
  <manifest:file-entry manifest:full-path="Pictures/100002010000002000000020A770100F0C136789.png" manifest:media-type="image/png"/>
  <manifest:file-entry manifest:full-path="Pictures/100002010000002000000020B37F929BEB9C558E.png" manifest:media-type="image/png"/>
  <manifest:file-entry manifest:full-path="Pictures/10000201000000200000002011DFA8BB33220B2B.png" manifest:media-type="image/png"/>
  <manifest:file-entry manifest:full-path="Pictures/100002010000002000000020062F3AC7D1396051.png" manifest:media-type="image/png"/>
  <manifest:file-entry manifest:full-path="Pictures/100002010000002000000020060A972CE7612657.png" manifest:media-type="image/png"/>
  <manifest:file-entry manifest:full-path="Pictures/10000201000000200000002083BCA8E50CFAFB02.png" manifest:media-type="image/png"/>
  <manifest:file-entry manifest:full-path="Pictures/10000201000000200000002020BE29C7B2FE282E.png" manifest:media-type="image/png"/>
  <manifest:file-entry manifest:full-path="Pictures/100002010000002000000020F9E6A9681934A9C3.png" manifest:media-type="image/png"/>
  <manifest:file-entry manifest:full-path="Pictures/1000020100000020000000200C9FE14039BA1B9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TC Regular" svg:font-family="'Noto Sans CJK TC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PingFang TC Medium" svg:font-family="'PingFang TC Medium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06cm" svg:stroke-color="#000000" draw:marker-start-width="0.156cm" draw:marker-end-width="0.156cm" draw:stroke-linejoin="miter" draw:fill="solid" draw:fill-color="#ffffff" fo:padding-top="0.177cm" fo:padding-bottom="0.177cm" fo:padding-left="0.302cm" fo:padding-right="0.302cm"/>
    </style:style>
    <style:style style:name="gr2" style:family="graphic" style:parent-style-name="standard">
      <style:graphic-properties draw:stroke="solid" svg:stroke-width="0.106cm" svg:stroke-color="#b2b2b2" draw:marker-start-width="0.157cm" draw:marker-end-width="0.157cm" svg:stroke-opacity="100%" draw:stroke-linejoin="miter" draw:fill="solid" draw:fill-color="#000000" draw:opacity="100%" fo:padding-top="0.178cm" fo:padding-bottom="0.178cm" fo:padding-left="0.303cm" fo:padding-right="0.303cm" draw:shadow="hidden" draw:shadow-offset-x="0cm" draw:shadow-offset-y="-0.141cm" draw:shadow-color="#ef413d"/>
    </style:style>
    <style:style style:name="gr3" style:family="graphic" style:parent-style-name="standard">
      <style:graphic-properties draw:stroke="solid" svg:stroke-width="0.106cm" svg:stroke-color="#000000" draw:marker-start-width="0.157cm" draw:marker-end-width="0.157cm" draw:stroke-linejoin="miter" draw:fill="gradient" draw:fill-gradient-name="Gradient_20_28" draw:opacity="100%" fo:padding-top="0.178cm" fo:padding-bottom="0.178cm" fo:padding-left="0.303cm" fo:padding-right="0.303cm"/>
    </style:style>
    <style:style style:name="gr4" style:family="graphic" style:parent-style-name="standard">
      <style:graphic-properties draw:stroke="solid" svg:stroke-width="0.106cm" svg:stroke-color="#000000" draw:marker-start-width="0.157cm" draw:marker-end-width="0.157cm" draw:stroke-linejoin="miter" draw:fill="gradient" draw:fill-gradient-name="Gradient_20_12" fo:padding-top="0.178cm" fo:padding-bottom="0.178cm" fo:padding-left="0.303cm" fo:padding-right="0.303cm"/>
    </style:style>
    <style:style style:name="gr5" style:family="graphic" style:parent-style-name="standard">
      <style:graphic-properties draw:stroke="solid" svg:stroke-width="0.106cm" svg:stroke-color="#000000" draw:marker-start-width="0.157cm" draw:marker-end-width="0.157cm" draw:stroke-linejoin="miter" draw:fill="gradient" draw:fill-gradient-name="Gradient_20_17" fo:padding-top="0.178cm" fo:padding-bottom="0.178cm" fo:padding-left="0.303cm" fo:padding-right="0.303cm"/>
    </style:style>
    <style:style style:name="gr6" style:family="graphic" style:parent-style-name="standard">
      <style:graphic-properties draw:stroke="solid" svg:stroke-width="0.081cm" svg:stroke-color="#000000" draw:marker-start-width="0.119cm" draw:marker-end-width="0.119cm" draw:stroke-linejoin="miter" draw:fill="solid" draw:fill-color="#ffffff" fo:padding-top="0.165cm" fo:padding-bottom="0.165cm" fo:padding-left="0.29cm" fo:padding-right="0.29cm"/>
    </style:style>
    <style:style style:name="gr7" style:family="graphic" style:parent-style-name="standard">
      <style:graphic-properties draw:stroke="solid" svg:stroke-width="0.081cm" svg:stroke-color="#000000" draw:marker-start-width="0.269cm" draw:marker-end-width="0.269cm" draw:stroke-linejoin="miter" draw:fill="solid" draw:fill-color="#ffffff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09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614cm"/>
    </style:style>
    <style:style style:name="gr10" style:family="graphic" style:parent-style-name="standard">
      <style:graphic-properties draw:stroke="none" draw:fill="none" fo:min-height="2.09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35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92cm"/>
    </style:style>
    <style:style style:name="gr13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2.302cm" fo:padding-top="0.151cm" fo:padding-bottom="0.151cm" fo:padding-left="0.276cm" fo:padding-right="0.276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434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373cm"/>
    </style:style>
    <style:style style:name="gr17" style:family="graphic" style:parent-style-name="standard">
      <style:graphic-properties draw:stroke="solid" svg:stroke-width="0.106cm" svg:stroke-color="#000000" draw:marker-start-width="0.156cm" draw:marker-end-width="0.156cm" draw:stroke-linejoin="miter" draw:fill="gradient" draw:fill-color="#ffffff" draw:fill-gradient-name="Gradient_20_25" fo:padding-top="0.177cm" fo:padding-bottom="0.177cm" fo:padding-left="0.302cm" fo:padding-right="0.302cm"/>
    </style:style>
    <style:style style:name="gr1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 draw:opacity="100%"/>
    </style:style>
    <style:style style:name="P3" style:family="paragraph">
      <loext:graphic-properties draw:fill="gradient" draw:fill-gradient-name="Gradient_20_28" draw:opacity="100%"/>
    </style:style>
    <style:style style:name="P4" style:family="paragraph">
      <loext:graphic-properties draw:fill="gradient" draw:fill-gradient-name="Gradient_20_12"/>
    </style:style>
    <style:style style:name="P5" style:family="paragraph">
      <loext:graphic-properties draw:fill="gradient" draw:fill-gradient-name="Gradient_20_17"/>
    </style:style>
    <style:style style:name="P6" style:family="paragraph">
      <style:text-properties fo:font-size="20pt"/>
    </style:style>
    <style:style style:name="P7" style:family="paragraph">
      <loext:graphic-properties draw:fill="none" draw:fill-color="#ffffff"/>
      <style:text-properties style:font-name="Noto Sans CJK TC Regular" fo:font-size="20pt" fo:font-weight="bold" style:font-size-asian="20pt" style:font-weight-asian="bold" style:font-size-complex="20pt" style:font-weight-complex="bold"/>
    </style:style>
    <style:style style:name="P8" style:family="paragraph">
      <loext:graphic-properties draw:fill="none"/>
      <style:text-properties style:font-name="Noto Sans CJK TC Regular"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text-align="end"/>
      <style:text-properties fo:font-size="35.7999992370605pt"/>
    </style:style>
    <style:style style:name="P10" style:family="paragraph">
      <loext:graphic-properties draw:fill="none" draw:fill-color="#ffffff"/>
      <style:paragraph-properties fo:text-align="end"/>
      <style:text-properties style:font-name="Noto Sans CJK TC Regular" fo:font-size="35.7999992370605pt" fo:font-weight="bold" style:font-size-asian="36pt" style:font-weight-asian="bold" style:font-size-complex="36pt" style:font-weight-complex="bold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gradient" draw:fill-color="#ffffff" draw:fill-gradient-name="Gradient_20_25"/>
    </style:style>
    <style:style style:name="P13" style:family="paragraph">
      <loext:graphic-properties draw:fill-color="#ffffff"/>
    </style:style>
    <style:style style:name="T1" style:family="text">
      <style:text-properties style:font-name="Noto Sans CJK TC Regular" fo:font-size="20pt" fo:font-weight="bold" style:font-size-asian="20pt" style:font-weight-asian="bold" style:font-size-complex="20pt" style:font-weight-complex="bold"/>
    </style:style>
    <style:style style:name="T2" style:family="text">
      <style:text-properties style:font-name="Noto Sans CJK TC Regular" fo:font-size="28pt" fo:font-weight="bold" style:font-size-asian="28pt" style:font-weight-asian="bold" style:font-size-complex="28pt" style:font-weight-complex="bold"/>
    </style:style>
    <style:style style:name="T3" style:family="text">
      <style:text-properties style:font-name="Noto Sans CJK TC Regular" fo:font-size="22pt" fo:font-weight="bold" style:font-size-asian="22pt" style:font-weight-asian="bold" style:font-size-complex="22pt" style:font-weight-complex="bold"/>
    </style:style>
    <style:style style:name="T4" style:family="text">
      <style:text-properties style:font-name="Noto Sans CJK TC Regular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polygon draw:style-name="gr1" draw:text-style-name="P1" draw:layer="layout" svg:width="0.92cm" svg:height="1.463cm" svg:x="1.522cm" svg:y="1.63cm" svg:viewBox="0 0 921 1464" draw:points="777,1270 632,989 921,880 0,0 0,1276 345,1129 486,1464">
          <text:p/>
        </draw:polygon>
        <draw:polygon draw:style-name="gr2" draw:text-style-name="P2" draw:layer="layout" svg:width="0.92cm" svg:height="1.463cm" svg:x="1.522cm" svg:y="4.131cm" svg:viewBox="0 0 921 1464" draw:points="777,1270 632,989 921,880 0,0 0,1276 345,1129 486,1464">
          <text:p/>
        </draw:polygon>
        <draw:polygon draw:style-name="gr3" draw:text-style-name="P3" draw:layer="layout" svg:width="0.92cm" svg:height="1.463cm" svg:x="1.522cm" svg:y="6.634cm" svg:viewBox="0 0 921 1464" draw:points="777,1270 632,989 921,880 0,0 0,1276 345,1129 486,1464">
          <text:p/>
        </draw:polygon>
        <draw:polygon draw:style-name="gr4" draw:text-style-name="P4" draw:layer="layout" svg:width="0.92cm" svg:height="1.463cm" svg:x="1.522cm" svg:y="11.639cm" svg:viewBox="0 0 921 1464" draw:points="777,1270 632,989 921,880 0,0 0,1276 345,1129 486,1464">
          <text:p/>
        </draw:polygon>
        <draw:polygon draw:style-name="gr5" draw:text-style-name="P5" draw:layer="layout" svg:width="0.92cm" svg:height="1.463cm" svg:x="7.387cm" svg:y="11.639cm" svg:viewBox="0 0 921 1464" draw:points="777,1270 632,989 921,880 0,0 0,1276 345,1129 486,1464">
          <text:p/>
        </draw:polygon>
        <draw:path draw:style-name="gr6" draw:text-style-name="P1" draw:layer="layout" svg:width="1.523cm" svg:height="0.863cm" draw:transform="rotate (1.5707963267949) translate (14.1944438548016cm 2.90876074009531cm)" svg:viewBox="0 0 1524 864" svg:d="M1041 23c-38-33-38-38-38 37v223h-481v-223c0-75 0-70-41-37l-481 410 481 409c41 33 41 37 41-39v-221h481v221c0 76 0 72 38 39l483-409z">
          <text:p/>
        </draw:path>
        <draw:g>
          <draw:path draw:style-name="gr6" draw:text-style-name="P1" draw:layer="layout" svg:width="0.585cm" svg:height="0.366cm" svg:x="15.953cm" svg:y="3.94cm" svg:viewBox="0 0 586 367" svg:d="M294 0l-230 243c-77 80-77 124-38 124h535c39 0 39-44-37-124z">
            <text:p/>
          </draw:path>
          <draw:path draw:style-name="gr6" draw:text-style-name="P1" draw:layer="layout" svg:width="0.348cm" svg:height="0.618cm" svg:x="15.524cm" svg:y="4.393cm" svg:viewBox="0 0 349 619" svg:d="M332 0c-18-1-52 19-101 70l-231 242 231 241c76 80 118 80 118 38v-563c0-16-7-27-17-28z">
            <text:p/>
          </draw:path>
          <draw:path draw:style-name="gr6" draw:text-style-name="P1" draw:layer="layout" svg:width="0.348cm" svg:height="0.618cm" svg:x="16.623cm" svg:y="4.393cm" svg:viewBox="0 0 349 619" svg:d="M17 0c-9 1-17 12-17 28v563c0 42 39 42 117-38l232-241-232-242c-50-51-83-71-100-70z">
            <text:p/>
          </draw:path>
          <draw:path draw:style-name="gr6" draw:text-style-name="P1" draw:layer="layout" svg:width="0.588cm" svg:height="0.366cm" svg:x="15.953cm" svg:y="5.097cm" svg:viewBox="0 0 589 367" svg:d="M26 0c-39 0-39 41 38 123l230 244 230-244c49-53 66-87 65-104-4-11-14-19-28-19z">
            <text:p/>
          </draw:path>
          <draw:path draw:style-name="gr6" draw:text-style-name="P1" draw:layer="layout" svg:width="0.462cm" svg:height="0.488cm" svg:x="16.017cm" svg:y="4.46cm" svg:viewBox="0 0 463 489" svg:d="M463 243c0 46-11 84-33 119-19 42-46 70-86 91-33 23-70 36-113 36-41 0-78-13-116-36-38-21-62-49-83-91-23-35-32-73-32-119 0-43 9-82 32-122 21-39 45-65 83-88 38-24 75-33 116-33 43 0 80 9 113 33 40 23 67 49 86 88 22 40 33 79 33 122z">
            <text:p/>
          </draw:path>
        </draw:g>
        <draw:g>
          <draw:path draw:style-name="gr7" draw:text-style-name="P1" draw:layer="layout" svg:width="0.586cm" svg:height="0.586cm" svg:x="16.523cm" svg:y="12.466cm" svg:viewBox="0 0 587 587" svg:d="M171 0l384 384c43 43 43 43 0 87l-84 84c-44 43-44 43-88 0l-383-384z">
            <text:p/>
          </draw:path>
          <draw:path draw:style-name="gr7" draw:text-style-name="P1" draw:layer="layout" svg:width="1.278cm" svg:height="1.278cm" svg:x="15.586cm" svg:y="11.529cm" svg:viewBox="0 0 1279 1279" svg:d="M640 0c-353 0-640 287-640 640 0 352 287 639 640 639 352 0 639-287 639-639 0-353-287-640-639-640zM640 212c236 0 427 191 427 428 0 236-191 427-427 427-237 0-428-191-428-427 0-237 191-428 428-428z">
            <text:p/>
          </draw:path>
          <draw:path draw:style-name="gr7" draw:text-style-name="P1" draw:layer="layout" svg:width="0.513cm" svg:height="0.513cm" svg:x="15.97cm" svg:y="11.91cm" svg:viewBox="0 0 514 514" svg:d="M215 0c-44 0-44 0-44 44v127h-127c-44 0-44 0-44 44v84c0 44 0 44 44 44h127v128c0 43 0 43 44 43h84c44 0 44 0 44-43v-128h128c43 0 43 0 43-44v-84c0-44 0-44-43-44h-128v-127c0-44 0-44-44-44z">
            <text:p/>
          </draw:path>
        </draw:g>
        <draw:path draw:style-name="gr6" draw:text-style-name="P1" draw:layer="layout" svg:width="1.492cm" svg:height="0.882cm" draw:transform="skewX (0.0399680398706701) rotate (0.807912910748175) translate (17.3228353401951cm 2.36804659554268cm)" svg:viewBox="0 0 1493 883" svg:d="M1020 24c-37-35-36-39-37 37v228h-472l1-228c1-76 1-72-40-37l-472 418 469 418c40 33 40 37 41-40l1-226h471l-1 226c0 77 0 73 36 40l476-416z">
          <text:p/>
        </draw:path>
        <draw:path draw:style-name="gr6" draw:text-style-name="P1" draw:layer="layout" svg:width="1.492cm" svg:height="0.882cm" draw:transform="skewX (-0.0427605666738612) rotate (-0.808611042448973) translate (16.1777132438406cm 1.28885376218843cm)" svg:viewBox="0 0 1493 883" svg:d="M473 25c37-34 37-39 37 38v228l513-37-42-193c1-76 0-72 40-37l472 416-472 420c-39 33-39 37-39-40v-226l-472 1v226c1 77 0 73-37 40l-473-417z">
          <text:p/>
        </draw:path>
        <draw:path draw:style-name="gr6" draw:text-style-name="P1" draw:layer="layout" svg:width="1.46cm" svg:height="0.901cm" svg:x="12.136cm" svg:y="1.697cm" svg:viewBox="0 0 1461 902" svg:d="M997 24c-36-35-36-39-36 38v234h-461v-234c0-77 0-73-39-38l-461 428 461 427c39 34 39 38 39-41v-231h461v231c0 79 0 75 36 41l464-427z">
          <text:p/>
        </draw:path>
        <draw:frame draw:style-name="gr8" draw:text-style-name="P7" draw:layer="layout" svg:width="3.797cm" svg:height="2.343cm" svg:x="2.802cm" svg:y="1.657cm">
          <draw:text-box>
            <text:p text:style-name="P6"><text:span text:style-name="T1">a-</text:span><text:span text:style-name="T1">po</text:span><text:span text:style-name="T1">int</text:span><text:span text:style-name="T1">er</text:span></text:p>
          </draw:text-box>
        </draw:frame>
        <draw:frame draw:style-name="gr9" draw:text-style-name="P7" draw:layer="layout" svg:width="4.045cm" svg:height="1.297cm" svg:x="17.013cm" svg:y="11.582cm">
          <draw:text-box>
            <text:p text:style-name="P6"><text:span text:style-name="T1">z</text:span><text:span text:style-name="T1">o</text:span><text:span text:style-name="T1">o</text:span><text:span text:style-name="T1">m</text:span><text:span text:style-name="T1">-</text:span><text:span text:style-name="T1">a</text:span><text:span text:style-name="T1">b</text:span><text:span text:style-name="T1">l</text:span><text:span text:style-name="T1">e</text:span></text:p>
          </draw:text-box>
        </draw:frame>
        <draw:frame draw:style-name="gr8" draw:text-style-name="P7" draw:layer="layout" svg:width="3.948cm" svg:height="2.343cm" svg:x="2.802cm" svg:y="9.219cm">
          <draw:text-box>
            <text:p text:style-name="P6"><text:span text:style-name="T1">dr</text:span><text:span text:style-name="T1">ag</text:span><text:span text:style-name="T1">-</text:span><text:span text:style-name="T1">ab</text:span><text:span text:style-name="T1">le</text:span></text:p>
          </draw:text-box>
        </draw:frame>
        <draw:frame draw:style-name="gr10" draw:text-style-name="P8" draw:layer="layout" svg:width="3.695cm" svg:height="2.343cm" svg:x="2.764cm" svg:y="6.742cm">
          <draw:text-box>
            <text:p text:style-name="P6"><text:span text:style-name="T1">cl</text:span><text:span text:style-name="T1">ic</text:span><text:span text:style-name="T1">k</text:span><text:span text:style-name="T1">-</text:span><text:span text:style-name="T1">a</text:span><text:span text:style-name="T1">b</text:span><text:span text:style-name="T1">l</text:span><text:span text:style-name="T1">e</text:span></text:p>
          </draw:text-box>
        </draw:frame>
        <draw:frame draw:style-name="gr8" draw:text-style-name="P7" draw:layer="layout" svg:width="3.948cm" svg:height="2.343cm" svg:x="2.802cm" svg:y="11.667cm">
          <draw:text-box>
            <text:p text:style-name="P6"><text:span text:style-name="T1">for</text:span><text:span text:style-name="T1">bi</text:span><text:span text:style-name="T1">dd</text:span><text:span text:style-name="T1">en</text:span></text:p>
          </draw:text-box>
        </draw:frame>
        <draw:frame draw:style-name="gr8" draw:text-style-name="P7" draw:layer="layout" svg:width="5.726cm" svg:height="2.343cm" svg:x="8.663cm" svg:y="11.667cm">
          <draw:text-box>
            <text:p text:style-name="P6"><text:span text:style-name="T1">s</text:span><text:span text:style-name="T1">o</text:span><text:span text:style-name="T1">m</text:span><text:span text:style-name="T1">e</text:span><text:span text:style-name="T1">t</text:span><text:span text:style-name="T1">h</text:span><text:span text:style-name="T1">i</text:span><text:span text:style-name="T1">n</text:span><text:span text:style-name="T1">g</text:span><text:span text:style-name="T1">-</text:span><text:span text:style-name="T1">e</text:span><text:span text:style-name="T1">ls</text:span><text:span text:style-name="T1">e</text:span></text:p>
          </draw:text-box>
        </draw:frame>
        <draw:frame draw:style-name="gr11" draw:text-style-name="P7" draw:layer="layout" svg:width="2.23cm" svg:height="1.607cm" svg:x="18.828cm" svg:y="1.544cm">
          <draw:text-box draw:corner-radius="5.533cm">
            <text:p text:style-name="P6"><text:span text:style-name="T1">sizer</text:span></text:p>
          </draw:text-box>
        </draw:frame>
        <draw:frame draw:style-name="gr12" draw:text-style-name="P7" draw:layer="layout" svg:width="4.148cm" svg:height="1.297cm" svg:x="16.91cm" svg:y="3.984cm">
          <draw:text-box>
            <text:p text:style-name="P6"><text:span text:style-name="T1">m</text:span><text:span text:style-name="T1">o</text:span><text:span text:style-name="T1">v</text:span><text:span text:style-name="T1">e</text:span><text:span text:style-name="T1">-</text:span><text:span text:style-name="T1">a</text:span><text:span text:style-name="T1">b</text:span><text:span text:style-name="T1">l</text:span><text:span text:style-name="T1">e</text:span></text:p>
          </draw:text-box>
        </draw:frame>
        <draw:frame draw:style-name="gr13" draw:text-style-name="P10" draw:layer="layout" svg:width="7.574cm" svg:height="2.604cm" svg:x="7.22cm" svg:y="3.938cm">
          <draw:text-box>
            <text:p text:style-name="P9"><text:span text:style-name="T2">simple-colorful</text:span><text:span text:style-name="T3"> </text:span><text:span text:style-name="T4">@ooxxvv</text:span></text:p>
          </draw:text-box>
        </draw:frame>
        <draw:frame draw:style-name="gr14" draw:text-style-name="P11" draw:layer="layout" svg:width="0.974cm" svg:height="0.986cm" svg:x="10.219cm" svg:y="7.57cm">
          <draw:image xlink:href="Pictures/100002010000002000000020E1FB04044A8F976F.png" xlink:type="simple" xlink:show="embed" xlink:actuate="onLoad">
            <text:p/>
          </draw:image>
        </draw:frame>
        <draw:frame draw:style-name="gr14" draw:text-style-name="P11" draw:layer="layout" svg:width="0.973cm" svg:height="0.984cm" svg:x="8.886cm" svg:y="7.571cm">
          <draw:image xlink:href="Pictures/100002010000002000000020D1802B44241FE83D.png" xlink:type="simple" xlink:show="embed" xlink:actuate="onLoad">
            <text:p/>
          </draw:image>
        </draw:frame>
        <draw:frame draw:style-name="gr14" draw:text-style-name="P11" draw:layer="layout" svg:width="0.974cm" svg:height="0.984cm" svg:x="7.436cm" svg:y="7.571cm">
          <draw:image xlink:href="Pictures/100002010000002000000020D50203567E3A0CA6.png" xlink:type="simple" xlink:show="embed" xlink:actuate="onLoad">
            <text:p/>
          </draw:image>
        </draw:frame>
        <draw:frame draw:style-name="gr14" draw:text-style-name="P11" draw:layer="layout" svg:width="0.973cm" svg:height="0.984cm" svg:x="11.554cm" svg:y="7.571cm">
          <draw:image xlink:href="Pictures/10000201000000200000002067F455FC1F47BBAA.png" xlink:type="simple" xlink:show="embed" xlink:actuate="onLoad">
            <text:p/>
          </draw:image>
        </draw:frame>
        <draw:frame draw:style-name="gr14" draw:text-style-name="P11" draw:layer="layout" svg:width="0.976cm" svg:height="0.984cm" svg:x="12.887cm" svg:y="7.571cm">
          <draw:image xlink:href="Pictures/1000020100000020000000206C78F235567C0EAA.png" xlink:type="simple" xlink:show="embed" xlink:actuate="onLoad">
            <text:p/>
          </draw:image>
        </draw:frame>
        <draw:frame draw:style-name="gr14" draw:text-style-name="P11" draw:layer="layout" svg:width="0.971cm" svg:height="0.986cm" svg:x="14.223cm" svg:y="7.57cm">
          <draw:image xlink:href="Pictures/1000020100000020000000201E41D73825C1B141.png" xlink:type="simple" xlink:show="embed" xlink:actuate="onLoad">
            <text:p/>
          </draw:image>
        </draw:frame>
        <draw:frame draw:style-name="gr14" draw:text-style-name="P11" draw:layer="layout" svg:width="0.973cm" svg:height="0.984cm" svg:x="15.556cm" svg:y="7.571cm">
          <draw:image xlink:href="Pictures/10000201000000200000002071199C9C97D586F5.png" xlink:type="simple" xlink:show="embed" xlink:actuate="onLoad">
            <text:p/>
          </draw:image>
        </draw:frame>
        <draw:frame draw:style-name="gr14" draw:text-style-name="P11" draw:layer="layout" svg:width="0.974cm" svg:height="0.984cm" svg:x="16.89cm" svg:y="7.571cm">
          <draw:image xlink:href="Pictures/100002010000002000000020F6F777459C46FAC6.png" xlink:type="simple" xlink:show="embed" xlink:actuate="onLoad">
            <text:p/>
          </draw:image>
        </draw:frame>
        <draw:frame draw:style-name="gr14" draw:text-style-name="P11" draw:layer="layout" svg:width="0.973cm" svg:height="0.984cm" svg:x="18.224cm" svg:y="7.571cm">
          <draw:image xlink:href="Pictures/100002010000002000000020A770100F0C136789.png" xlink:type="simple" xlink:show="embed" xlink:actuate="onLoad">
            <text:p/>
          </draw:image>
        </draw:frame>
        <draw:frame draw:style-name="gr14" draw:text-style-name="P11" draw:layer="layout" svg:width="0.974cm" svg:height="0.984cm" svg:x="19.669cm" svg:y="7.571cm">
          <draw:image xlink:href="Pictures/10000201000000200000002011DFA8BB33220B2B.png" xlink:type="simple" xlink:show="embed" xlink:actuate="onLoad">
            <text:p/>
          </draw:image>
        </draw:frame>
        <draw:frame draw:style-name="gr15" draw:text-style-name="P7" draw:layer="layout" svg:width="5.818cm" svg:height="1.297cm" svg:x="15.24cm" svg:y="6.274cm">
          <draw:text-box>
            <text:p text:style-name="P6"><text:span text:style-name="T1">ani-background</text:span></text:p>
          </draw:text-box>
        </draw:frame>
        <draw:frame draw:style-name="gr14" draw:text-style-name="P11" draw:layer="layout" svg:width="1.063cm" svg:height="1.068cm" svg:x="7.29cm" svg:y="10.102cm">
          <draw:image xlink:href="Pictures/100002010000002000000020062F3AC7D1396051.png" xlink:type="simple" xlink:show="embed" xlink:actuate="onLoad">
            <text:p/>
          </draw:image>
        </draw:frame>
        <draw:frame draw:style-name="gr14" draw:text-style-name="P11" draw:layer="layout" svg:width="1.063cm" svg:height="1.068cm" svg:x="8.822cm" svg:y="10.102cm">
          <draw:image xlink:href="Pictures/100002010000002000000020F9E6A9681934A9C3.png" xlink:type="simple" xlink:show="embed" xlink:actuate="onLoad">
            <text:p/>
          </draw:image>
        </draw:frame>
        <draw:frame draw:style-name="gr14" draw:text-style-name="P11" draw:layer="layout" svg:width="1.064cm" svg:height="1.068cm" svg:x="10.146cm" svg:y="10.102cm">
          <draw:image xlink:href="Pictures/1000020100000020000000200C9FE14039BA1B9C.png" xlink:type="simple" xlink:show="embed" xlink:actuate="onLoad">
            <text:p/>
          </draw:image>
        </draw:frame>
        <draw:frame draw:style-name="gr14" draw:text-style-name="P11" draw:layer="layout" svg:width="1.063cm" svg:height="1.068cm" svg:x="11.472cm" svg:y="10.102cm">
          <draw:image xlink:href="Pictures/100002010000002000000020060A972CE7612657.png" xlink:type="simple" xlink:show="embed" xlink:actuate="onLoad">
            <text:p/>
          </draw:image>
        </draw:frame>
        <draw:frame draw:style-name="gr14" draw:text-style-name="P11" draw:layer="layout" svg:width="1.063cm" svg:height="1.068cm" svg:x="15.448cm" svg:y="10.102cm">
          <draw:image xlink:href="Pictures/10000201000000200000002020BE29C7B2FE282E.png" xlink:type="simple" xlink:show="embed" xlink:actuate="onLoad">
            <text:p/>
          </draw:image>
        </draw:frame>
        <draw:frame draw:style-name="gr14" draw:text-style-name="P11" draw:layer="layout" svg:width="1.067cm" svg:height="1.068cm" svg:x="12.797cm" svg:y="10.102cm">
          <draw:image xlink:href="Pictures/10000201000000200000002083BCA8E50CFAFB02.png" xlink:type="simple" xlink:show="embed" xlink:actuate="onLoad">
            <text:p/>
          </draw:image>
        </draw:frame>
        <draw:frame draw:style-name="gr14" draw:text-style-name="P11" draw:layer="layout" svg:width="1.064cm" svg:height="1.068cm" svg:x="16.775cm" svg:y="10.102cm">
          <draw:image xlink:href="Pictures/100002010000002000000020082E2D999C59572A.png" xlink:type="simple" xlink:show="embed" xlink:actuate="onLoad">
            <text:p/>
          </draw:image>
        </draw:frame>
        <draw:frame draw:style-name="gr14" draw:text-style-name="P11" draw:layer="layout" svg:width="1.063cm" svg:height="1.068cm" svg:x="18.101cm" svg:y="10.102cm">
          <draw:image xlink:href="Pictures/100002010000002000000020B37F929BEB9C558E.png" xlink:type="simple" xlink:show="embed" xlink:actuate="onLoad">
            <text:p/>
          </draw:image>
        </draw:frame>
        <draw:frame draw:style-name="gr14" draw:text-style-name="P11" draw:layer="layout" svg:width="1.063cm" svg:height="1.068cm" svg:x="19.427cm" svg:y="10.102cm">
          <draw:image xlink:href="Pictures/10000201000000200000002053D9A061B540FB54.png" xlink:type="simple" xlink:show="embed" xlink:actuate="onLoad">
            <text:p/>
          </draw:image>
        </draw:frame>
        <draw:frame draw:style-name="gr14" draw:text-style-name="P11" draw:layer="layout" svg:width="1.067cm" svg:height="1.068cm" svg:x="14.122cm" svg:y="10.102cm">
          <draw:image xlink:href="Pictures/100002010000002000000020AC7E7970C354A54F.png" xlink:type="simple" xlink:show="embed" xlink:actuate="onLoad">
            <text:p/>
          </draw:image>
        </draw:frame>
        <draw:frame draw:style-name="gr16" draw:text-style-name="P7" draw:layer="layout" svg:width="3.532cm" svg:height="1.297cm" svg:x="17.526cm" svg:y="8.875cm">
          <draw:text-box>
            <text:p text:style-name="P6"><text:span text:style-name="T1">a</text:span><text:span text:style-name="T1">n</text:span><text:span text:style-name="T1">i</text:span><text:span text:style-name="T1">-</text:span><text:span text:style-name="T1">b</text:span><text:span text:style-name="T1">u</text:span><text:span text:style-name="T1">s</text:span><text:span text:style-name="T1">y</text:span></text:p>
          </draw:text-box>
        </draw:frame>
        <draw:polygon draw:style-name="gr17" draw:text-style-name="P12" draw:layer="layout" svg:width="0.92cm" svg:height="1.463cm" svg:x="1.522cm" svg:y="9.136cm" svg:viewBox="0 0 921 1464" draw:points="777,1270 632,989 921,880 0,0 0,1276 345,1129 486,1464">
          <text:p/>
        </draw:polygon>
        <draw:frame draw:style-name="gr10" draw:text-style-name="P8" draw:layer="layout" svg:width="4.066cm" svg:height="2.343cm" svg:x="2.764cm" svg:y="4.253cm">
          <draw:text-box>
            <text:p text:style-name="P6"><text:span text:style-name="T1">mark-able</text:span></text:p>
          </draw:text-box>
        </draw:frame>
        <presentation:notes draw:style-name="dp2">
          <draw:page-thumbnail draw:style-name="gr18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TC Regular" svg:font-family="'Noto Sans CJK TC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PingFang TC Medium" svg:font-family="'PingFang TC Medium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12" draw:display-name="Gradient 12" draw:style="linear" draw:start-color="#ba131a" draw:end-color="#fcd4d1" draw:start-intensity="100%" draw:end-intensity="100%" draw:angle="300" draw:border="0%"/>
    <draw:gradient draw:name="Gradient_20_17" draw:display-name="Gradient 17" draw:style="linear" draw:start-color="#c06616" draw:end-color="#fedcc6" draw:start-intensity="100%" draw:end-intensity="100%" draw:angle="300" draw:border="0%"/>
    <draw:gradient draw:name="Gradient_20_25" draw:display-name="Gradient 25" draw:style="linear" draw:start-color="#62a73b" draw:end-color="#e0efd4" draw:start-intensity="100%" draw:end-intensity="100%" draw:angle="300" draw:border="0%"/>
    <draw:gradient draw:name="Gradient_20_28" draw:display-name="Gradient 28" draw:style="linear" draw:start-color="#1b75bc" draw:end-color="#adc5e7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PingFang TC Medium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7999992370605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1cm" fo:margin-bottom="0cm" fo:text-indent="0cm"/>
      <style:text-properties fo:font-size="27.7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1cm" fo:margin-bottom="0cm" fo:text-indent="0cm"/>
      <style:text-properties fo:font-size="23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1cm" fo:margin-bottom="0cm" fo:text-indent="0cm"/>
      <style:text-properties fo:font-size="19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2cm" fo:margin-bottom="0cm" fo:text-indent="0cm"/>
      <style:text-properties fo:font-size="1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2cm" fo:margin-bottom="0cm" fo:text-indent="0cm"/>
      <style:text-properties fo:font-size="1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2cm" fo:margin-bottom="0cm" fo:text-indent="0cm"/>
      <style:text-properties fo:font-size="1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2cm" fo:margin-bottom="0cm" fo:text-indent="0cm"/>
      <style:text-properties fo:font-size="1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2cm" fo:margin-bottom="0cm" fo:text-indent="0cm"/>
      <style:text-properties fo:font-size="1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7999992370605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2.91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185cm" svg:x="1cm" svg:y="3.18cm"/>
      <draw:page-thumbnail draw:layer="backgroundobjects" svg:width="8.999cm" svg:height="6.185cm" svg:x="1cm" svg:y="11.756cm"/>
      <draw:page-thumbnail draw:layer="backgroundobjects" svg:width="8.999cm" svg:height="6.185cm" svg:x="1cm" svg:y="20.332cm"/>
      <draw:page-thumbnail draw:layer="backgroundobjects" svg:width="8.999cm" svg:height="6.185cm" svg:x="11cm" svg:y="3.18cm"/>
      <draw:page-thumbnail draw:layer="backgroundobjects" svg:width="8.999cm" svg:height="6.185cm" svg:x="11cm" svg:y="11.756cm"/>
      <draw:page-thumbnail draw:layer="backgroundobjects" svg:width="8.999cm" svg:height="6.185cm" svg:x="11cm" svg:y="20.332cm"/>
    </style:handout-master>
    <style:master-page style:name="Default" style:page-layout-name="PM1" draw:style-name="Mdp1">
      <draw:frame presentation:style-name="Default-title" draw:layer="backgroundobjects" svg:width="20.619cm" svg:height="2.629cm" svg:x="1.141cm" svg:y="0.621cm" presentation:class="title" presentation:placeholder="true">
        <draw:text-box/>
      </draw:frame>
      <draw:frame presentation:style-name="Default-outline1" draw:layer="backgroundobjects" svg:width="20.619cm" svg:height="9.133cm" svg:x="1.141cm" svg:y="3.678cm" presentation:class="outline" presentation:placeholder="true">
        <draw:text-box/>
      </draw:frame>
      <draw:frame presentation:style-name="Mpr1" draw:text-style-name="MP2" draw:layer="backgroundobjects" svg:width="5.337cm" svg:height="1.085cm" svg:x="1.141cm" svg:y="14.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7.262cm" svg:height="1.085cm" svg:x="7.831cm" svg:y="14.33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337cm" svg:height="1.085cm" svg:x="16.423cm" svg:y="14.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8T22:03:34.725422368</meta:creation-date>
    <dc:date>2018-08-27T10:27:15.025691990</dc:date>
    <meta:editing-duration>PT3H18M58S</meta:editing-duration>
    <meta:editing-cycles>70</meta:editing-cycles>
    <meta:generator>LibreOffice/6.0.3.2$Linux_X86_64 LibreOffice_project/00m0$Build-2</meta:generator>
    <meta:document-statistic meta:object-count="75"/>
  </office:meta>
</office:document-meta>
</file>